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MTI12" svg:font-family="CMTI1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size="13pt" officeooo:paragraph-rsid="00175331" style:font-size-asian="13pt" style:font-size-complex="13pt"/>
    </style:style>
    <style:style style:name="P2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3pt" officeooo:paragraph-rsid="001893a0" style:font-size-asian="13pt" style:font-size-complex="13pt"/>
    </style:style>
    <style:style style:name="P3" style:family="paragraph" style:parent-style-name="Standard" style:list-style-name="L3">
      <style:paragraph-properties fo:line-height="100%" fo:text-align="start" style:justify-single-word="false"/>
      <style:text-properties style:font-name="Times New Roman" fo:font-size="13pt" officeooo:paragraph-rsid="00175331" style:font-size-asian="13pt" style:font-size-complex="13pt"/>
    </style:style>
    <style:style style:name="P4" style:family="paragraph" style:parent-style-name="Standard" style:list-style-name="L3">
      <style:paragraph-properties fo:line-height="100%" fo:text-align="start" style:justify-single-word="false"/>
      <style:text-properties style:font-name="Times New Roman" fo:font-size="13pt" officeooo:paragraph-rsid="001a0e8c" style:font-size-asian="13pt" style:font-size-complex="13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3pt" officeooo:rsid="00175331" officeooo:paragraph-rsid="00175331" style:font-size-asian="13pt" style:font-size-complex="13pt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font-name="Times New Roman" fo:font-size="13pt" officeooo:rsid="001893a0" officeooo:paragraph-rsid="001893a0" style:font-size-asian="13pt" style:font-size-complex="13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3pt" fo:font-weight="bold" officeooo:paragraph-rsid="00175331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3pt" style:text-underline-style="none" fo:font-weight="bold" officeooo:paragraph-rsid="00175331" style:font-size-asian="13pt" style:font-weight-asian="bold" style:font-size-complex="13pt" style:font-weight-complex="bold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3pt" fo:font-weight="normal" officeooo:rsid="001893a0" officeooo:paragraph-rsid="001893a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5pt" fo:font-weight="bold" officeooo:rsid="00175331" officeooo:paragraph-rsid="0017533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5pt" fo:font-weight="bold" officeooo:paragraph-rsid="00175331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5pt" style:text-underline-style="solid" style:text-underline-width="auto" style:text-underline-color="font-color" fo:font-weight="bold" officeooo:paragraph-rsid="0017533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 New Roman" fo:font-size="15pt" officeooo:rsid="00175331" officeooo:paragraph-rsid="00175331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3a0" style:font-weight-asian="normal" style:font-weight-complex="normal"/>
    </style:style>
    <style:style style:name="T3" style:family="text">
      <style:text-properties officeooo:rsid="00175331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75331"/>
    </style:style>
    <style:style style:name="T6" style:family="text">
      <style:text-properties officeooo:rsid="001893a0"/>
    </style:style>
    <style:style style:name="T7" style:family="text">
      <style:text-properties officeooo:rsid="001a0e8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Prospercity</text:span></text:p>
      <text:p text:style-name="P14">Idea de Proyecto</text:p>
      <text:p text:style-name="P12"><text:span text:style-name="T4">Juan Manuel Morales Aguirre</text:span></text:p>
      <text:p text:style-name="P11"><text:span text:style-name="T4">2</text:span><text:span text:style-name="T5">1</text:span><text:span text:style-name="T4"> de agosto de 2022</text:span></text:p>
      <text:p text:style-name="P13"><text:span text:style-name="T4"/></text:p>
      <text:p text:style-name="P7"><text:span text:style-name="T3">P</text:span>royecto </text:p>
      <text:p text:style-name="P5">Diseñar un sitio tanto web como móvil, que sirva para compartir y/o obtener archivos STL de impresión 3D, también manipular diversas impresoras 3D que existen en el mercado actual, por medio de API’s.</text:p>
      <text:p text:style-name="P5"><text:s/></text:p>
      <text:p text:style-name="P8"><text:span text:style-name="T3">O</text:span>bjetivo </text:p>
      <text:p text:style-name="P1">Satisfacer y mitigar los problemas que un usuario enfrenta a la hora de <text:span text:style-name="T6">buscar archivos STL para sus impresiones, también para los que desean trabajar </text:span><text:span text:style-name="T7">con</text:span><text:span text:style-name="T6"> sus impresoras </text:span><text:span text:style-name="T7">3D</text:span><text:span text:style-name="T6"> remotamente, o compartir el uso de su impresora con otras personas desde otros lugares, otro de los objetivos es permitir que diseñadores 3D compartan o vendan su trabajo desde esta pagina</text:span>. </text:p>
      <text:p text:style-name="P1"/>
      <text:p text:style-name="P7">El usuario </text:p>
      <text:list xml:id="list3839859017" text:style-name="L1">
        <text:list-item>
          <text:p text:style-name="P6">Diseñadores 3D que quieran compartir o vender su trabajo</text:p>
        </text:list-item>
        <text:list-item>
          <text:p text:style-name="P6">Personas que manejen impresoras 3D</text:p>
        </text:list-item>
        <text:list-item>
          <text:p text:style-name="P6">Personas que solo busquen diseños 3D en STL</text:p>
        </text:list-item>
        <text:list-item>
          <text:p text:style-name="P6">Grupos de trabajos, que administren impresoras 3D</text:p>
        </text:list-item>
        <text:list-item>
          <text:p text:style-name="P6">Personas que deseen automatizar sus impresoras 3D</text:p>
        </text:list-item>
      </text:list>
      <text:p text:style-name="P1"/>
      <text:p text:style-name="P7">Funcionalidades básicas </text:p>
      <text:list xml:id="list2948304524" text:style-name="L2">
        <text:list-item>
          <text:p text:style-name="P9">El usuario podrá hacer búsquedas de manera eficiente, con la opción de filtrar su búsqueda.</text:p>
        </text:list-item>
        <text:list-item>
          <text:p text:style-name="P9">El usuario podrá ver toda la información del archivo, de forma entendible.</text:p>
        </text:list-item>
        <text:list-item>
          <text:p text:style-name="P9">El usuario podrá comprar o descargar el archivo que esta consultando.</text:p>
        </text:list-item>
        <text:list-item>
          <text:p text:style-name="P9">El diseñador podrá subir sus archivos por categoría, y especificar sus atributos.</text:p>
        </text:list-item>
        <text:list-item>
          <text:p text:style-name="P9">El usuario de una maquina, podrá agregar su maquina con sus especificaciones al sistema.</text:p>
        </text:list-item>
        <text:list-item>
          <text:p text:style-name="P9">El usuario de una maquina, podrá agregar archivos a su biblioteca personal desde otras bibliotecas o desde su dispositivo.</text:p>
        </text:list-item>
        <text:list-item>
          <text:p text:style-name="P2"><text:span text:style-name="T2">El usuario de una maquina, podrá administrar las tareas o impresiones que desea que su maquina realice.</text:span></text:p>
        </text:list-item>
      </text:list>
      <text:p text:style-name="P1"/>
      <text:p text:style-name="P7">Consideraciones técnicas </text:p>
      <text:p text:style-name="P1"><text:span text:style-name="T1">El producto… </text:span></text:p>
      <text:list xml:id="list1185125999" text:style-name="L3">
        <text:list-item>
          <text:p text:style-name="P3">Es un sitio web. </text:p>
        </text:list-item>
        <text:list-item>
          <text:p text:style-name="P4">S<text:span text:style-name="T7">e adaptara a diferentes dispositivos.</text:span></text:p>
        </text:list-item>
        <text:list-item>
          <text:p text:style-name="P4"><text:span text:style-name="T7">Consta de un modulo inteligente integrado a una impresora, para su aplicabilidad dentro del proyecto.</text:span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MTI12" svg:font-family="CMTI1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10:55:01.032000000</meta:creation-date>
    <dc:date>2022-08-28T11:31:07.464000000</dc:date>
    <meta:editing-duration>PT5M6S</meta:editing-duration>
    <meta:editing-cycles>1</meta:editing-cycles>
    <meta:document-statistic meta:table-count="0" meta:image-count="0" meta:object-count="0" meta:page-count="1" meta:paragraph-count="28" meta:word-count="291" meta:character-count="1767" meta:non-whitespace-character-count="1508"/>
    <meta:generator>LibreOffice/7.3.2.2$Windows_X86_64 LibreOffice_project/49f2b1bff42cfccbd8f788c8dc32c1c309559be0</meta:generator>
  </office:meta>
</office:document-meta>
</file>